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1" svg:font-family="Times"/>
    <style:font-face style:name="DejaVu Sans1" svg:font-family="'DejaVu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5cm" svg:stroke-color="#ff0000" draw:stroke-linejoin="miter" svg:stroke-linecap="butt" draw:fill="none" fo:padding-top="0.052cm" fo:padding-bottom="0.052cm" fo:padding-left="0.052cm" fo:padding-right="0.052cm"/>
    </style:style>
    <style:style style:name="gr2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1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423cm" svg:stroke-color="#000000" draw:stroke-linejoin="miter" svg:stroke-linecap="butt" draw:fill="none" fo:padding-top="0.211cm" fo:padding-bottom="0.211cm" fo:padding-left="0.211cm" fo:padding-right="0.211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14cm" fo:min-width="1.34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141cm" svg:stroke-color="#000000" draw:stroke-linejoin="miter" svg:stroke-linecap="butt" draw:fill="none" fo:padding-top="0.07cm" fo:padding-bottom="0.07cm" fo:padding-left="0.07cm" fo:padding-right="0.07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solid" draw:fill-color="#ffbf00" fo:padding-top="0.017cm" fo:padding-bottom="0.017cm" fo:padding-left="0.017cm" fo:padding-right="0.017cm"/>
    </style:style>
    <style:style style:name="gr8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0.989cm" fo:min-width="2.51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2.49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458cm" svg:stroke-color="#000000" draw:stroke-linejoin="miter" svg:stroke-linecap="butt" draw:fill="none" fo:padding-top="0.229cm" fo:padding-bottom="0.229cm" fo:padding-left="0.229cm" fo:padding-right="0.229cm"/>
    </style:style>
    <style:style style:name="gr11" style:family="graphic" style:parent-style-name="standard">
      <style:graphic-properties draw:stroke="none" draw:fill="solid" draw:fill-color="#000000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16cm" fo:min-width="2.66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016cm" fo:min-width="2.59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3.20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6cm" fo:min-width="2.59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3.05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bbe33d"/>
    </style:style>
    <style:style style:name="gr18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55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719cm" fo:min-width="1.89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solid" draw:fill-color="#ffff00"/>
    </style:style>
    <style:style style:name="gr22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915cm" fo:min-width="2.57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solid" svg:stroke-width="0.282cm" svg:stroke-color="#000000" draw:stroke-linejoin="miter" svg:stroke-linecap="butt" draw:fill="none" fo:padding-top="0.141cm" fo:padding-bottom="0.141cm" fo:padding-left="0.141cm" fo:padding-right="0.141cm"/>
    </style:style>
    <style:style style:name="gr24" style:family="graphic" style:parent-style-name="standard">
      <style:graphic-properties draw:stroke="none" draw:fill="solid" draw:fill-color="#ffd200"/>
    </style:style>
    <style:style style:name="gr25" style:family="graphic" style:parent-style-name="standard">
      <style:graphic-properties draw:stroke="solid" svg:stroke-width="0.035cm" svg:stroke-color="#000000" draw:stroke-linejoin="miter" svg:stroke-linecap="butt" draw:fill="solid" draw:fill-color="#ffff00" fo:padding-top="0.017cm" fo:padding-bottom="0.017cm" fo:padding-left="0.017cm" fo:padding-right="0.017cm"/>
    </style:style>
    <style:style style:name="gr26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915cm" fo:min-width="2.187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317cm" svg:stroke-color="#000000" draw:stroke-linejoin="miter" svg:stroke-linecap="butt" draw:fill="none" fo:padding-top="0.158cm" fo:padding-bottom="0.158cm" fo:padding-left="0.158cm" fo:padding-right="0.158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678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6cm" fo:min-width="2.20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0.9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solid" svg:stroke-width="0.176cm" svg:stroke-color="#000000" draw:stroke-linejoin="miter" svg:stroke-linecap="butt" draw:fill="none" fo:padding-top="0.088cm" fo:padding-bottom="0.088cm" fo:padding-left="0.088cm" fo:padding-right="0.088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0.705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solid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34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0.86cm" fo:min-width="1.81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bbe33d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72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1.636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solid" svg:stroke-width="0.246cm" svg:stroke-color="#000000" draw:stroke-linejoin="miter" svg:stroke-linecap="butt" draw:fill="none" fo:padding-top="0.123cm" fo:padding-bottom="0.123cm" fo:padding-left="0.123cm" fo:padding-right="0.123cm"/>
    </style:style>
    <style:style style:name="gr39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0.908cm" fo:min-width="2.20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solid" draw:fill-color="#ffffff" draw:textarea-horizontal-align="left" draw:textarea-vertical-align="top" draw:auto-grow-height="true" draw:auto-grow-width="true" fo:min-height="1.062cm" fo:min-width="2.20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dash" draw:stroke-dash="stroke-dash28" svg:stroke-width="0.105cm" svg:stroke-color="#000000" draw:stroke-linejoin="miter" svg:stroke-linecap="butt" draw:fill="none" fo:padding-top="0.052cm" fo:padding-bottom="0.052cm" fo:padding-left="0.052cm" fo:padding-right="0.052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3.439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solid" draw:fill-color="#ffffff" draw:textarea-horizontal-align="left" draw:textarea-vertical-align="middle" draw:auto-grow-height="true" draw:auto-grow-width="true" fo:min-height="1.016cm" fo:min-width="2.1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weight="bold"/>
    </style:style>
    <style:style style:name="P3" style:family="paragraph">
      <loext:graphic-properties draw:fill="none"/>
      <style:paragraph-properties fo:text-align="start" style:writing-mode="lr-tb"/>
      <style:text-properties style:font-name="Liberation Serif" fo:font-size="22pt" fo:font-weight="bold" style:font-size-asian="22pt" style:font-size-complex="22pt"/>
    </style:style>
    <style:style style:name="P4" style:family="paragraph">
      <loext:graphic-properties draw:fill="solid" draw:fill-color="#ffbf00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paragraph-properties fo:text-align="start" style:writing-mode="lr-tb"/>
      <style:text-properties style:font-name="Liberation Serif" fo:font-size="22pt" fo:font-weight="bold" style:font-size-asian="20pt" style:font-weight-asian="bold" style:font-size-complex="20pt" style:font-weight-complex="bold"/>
    </style:style>
    <style:style style:name="P11" style:family="paragraph">
      <loext:graphic-properties draw:fill="solid" draw:fill-color="#ffffff"/>
      <style:paragraph-properties fo:text-align="start" style:writing-mode="lr-tb"/>
      <style:text-properties style:font-name="Liberation Serif" fo:font-size="22pt" style:font-size-asian="22pt" style:font-size-complex="22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solid" draw:fill-color="#bbe33d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5" style:family="paragraph">
      <loext:graphic-properties draw:fill="solid" draw:fill-color="#ffff00"/>
    </style:style>
    <style:style style:name="P16" style:family="paragraph">
      <loext:graphic-properties draw:fill="solid" draw:fill-color="#ffffff"/>
      <style:paragraph-properties fo:text-align="start" style:writing-mode="lr-tb"/>
      <style:text-properties fo:font-size="20pt" style:font-size-asian="20pt" style:font-size-complex="20pt"/>
    </style:style>
    <style:style style:name="P17" style:family="paragraph">
      <loext:graphic-properties draw:fill="solid" draw:fill-color="#ffd200"/>
    </style:style>
    <style:style style:name="P18" style:family="paragraph">
      <loext:graphic-properties draw:fill="none"/>
      <style:paragraph-properties fo:text-align="start" style:writing-mode="lr-tb"/>
      <style:text-properties style:font-name="Liberation Serif" fo:font-size="22pt" fo:font-weight="bold" style:font-size-asian="20pt" style:font-size-complex="20pt"/>
    </style:style>
    <style:style style:name="P19" style:family="paragraph">
      <loext:graphic-properties draw:fill="none"/>
      <style:paragraph-properties fo:text-align="start" style:writing-mode="lr-tb"/>
      <style:text-properties fo:font-size="20pt" fo:font-weight="bold" style:font-size-asian="20pt" style:font-size-complex="20pt"/>
    </style:style>
    <style:style style:name="T1" style:family="text">
      <style:text-properties fo:color="#000000" style:font-name="Liberation Serif" fo:font-size="22pt" style:font-size-asian="22pt" style:font-name-complex="Times1" style:font-size-complex="22pt"/>
    </style:style>
    <style:style style:name="T2" style:family="text">
      <style:text-properties fo:color="#000000" style:text-position="0% 100%" style:font-name="Liberation Serif" fo:font-size="22pt" style:font-size-asian="22pt" style:font-name-complex="Times1" style:font-size-complex="22pt"/>
    </style:style>
    <style:style style:name="T3" style:family="text">
      <style:text-properties fo:color="#000000" style:font-name="Liberation Serif" fo:font-size="22pt" fo:font-weight="bold" style:font-size-asian="22pt" style:font-weight-asian="bold" style:font-name-complex="Times1" style:font-size-complex="22pt" style:font-weight-complex="bold"/>
    </style:style>
    <style:style style:name="T4" style:family="text">
      <style:text-properties fo:color="#000000" style:text-position="0% 100%" style:font-name="Liberation Serif" fo:font-size="22pt" fo:font-weight="bold" style:font-size-asian="22pt" style:font-weight-asian="bold" style:font-name-complex="Times1" style:font-size-complex="22pt" style:font-weight-complex="bold"/>
    </style:style>
    <style:style style:name="T5" style:family="text">
      <style:text-properties fo:color="#000000" style:font-name="Liberation Serif" fo:font-size="22pt" fo:font-weight="bold" style:font-size-asian="20pt" style:font-weight-asian="bold" style:font-name-complex="Times1" style:font-size-complex="20pt" style:font-weight-complex="bold"/>
    </style:style>
    <style:style style:name="T6" style:family="text">
      <style:text-properties fo:color="#000000" style:text-position="0% 100%" style:font-name="Liberation Serif" fo:font-size="22pt" fo:font-weight="bold" style:font-size-asian="20pt" style:font-weight-asian="bold" style:font-name-complex="Times1" style:font-size-complex="20pt" style:font-weight-complex="bold"/>
    </style:style>
    <style:style style:name="T7" style:family="text">
      <style:text-properties fo:color="#000000" style:font-name="Liberation Serif" fo:font-size="22pt" fo:font-style="normal" fo:font-weight="bold" style:font-size-asian="22pt" style:font-style-asian="normal" style:font-weight-asian="bold" style:font-name-complex="Times1" style:font-size-complex="22pt" style:font-style-complex="normal" style:font-weight-complex="bold"/>
    </style:style>
    <style:style style:name="T8" style:family="text">
      <style:text-properties fo:color="#000000" style:text-position="0% 100%" style:font-name="Liberation Serif" fo:font-size="22pt" fo:font-style="normal" fo:font-weight="bold" style:font-size-asian="22pt" style:font-style-asian="normal" style:font-weight-asian="bold" style:font-name-complex="Times1" style:font-size-complex="22pt" style:font-style-complex="normal" style:font-weight-complex="bold"/>
    </style:style>
    <style:style style:name="T9" style:family="text">
      <style:text-properties fo:color="#000000" style:font-name="Times1" fo:font-size="20pt" style:font-size-asian="20pt" style:font-name-complex="Times1" style:font-size-complex="20pt"/>
    </style:style>
    <style:style style:name="T10" style:family="text">
      <style:text-properties fo:color="#000000" style:font-name="Liberation Serif" fo:font-size="22pt" style:font-size-asian="20pt" style:font-name-complex="Times1" style:font-size-complex="20pt"/>
    </style:style>
    <style:style style:name="T11" style:family="text">
      <style:text-properties fo:color="#000000" style:font-name="Liberation Serif" fo:font-size="22pt" style:font-size-asian="22pt" style:font-weight-asian="bold" style:font-name-complex="Times1" style:font-size-complex="22pt" style:font-weight-complex="bold"/>
    </style:style>
    <style:style style:name="T12" style:family="text">
      <style:text-properties fo:color="#000000" style:font-name="Times1" fo:font-size="22pt" style:font-size-asian="22pt" style:font-name-complex="Times1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.232cm" svg:height="1.512cm" svg:x="19.624cm" svg:y="31.314cm" svg:viewBox="0 0 2233 1513" svg:d="M2233 757c0-417-500-757-1117-757s-1116 340-1116 757c0 418 499 756 1116 756s1117-338 1117-756z">
          <text:p/>
        </draw:path>
        <draw:path draw:style-name="gr2" draw:text-style-name="P1" draw:layer="layout" svg:width="2.736cm" svg:height="1.512cm" svg:x="8.004cm" svg:y="32.866cm" svg:viewBox="0 0 2737 1513" svg:d="M2737 756c0-418-612-756-1368-756-757 0-1369 338-1369 756 0 417 612 757 1369 757 756 0 1368-340 1368-757z">
          <text:p/>
        </draw:path>
        <draw:frame draw:style-name="gr3" draw:text-style-name="P3" draw:layer="layout" svg:width="1.162cm" svg:height="0.86cm" svg:x="20.229cm" svg:y="31.665cm">
          <draw:text-box>
            <text:p text:style-name="P2"><text:span text:style-name="T1">NO</text:span></text:p>
          </draw:text-box>
        </draw:frame>
        <draw:path draw:style-name="gr4" draw:text-style-name="P1" draw:layer="layout" svg:width="0.702cm" svg:height="8.353cm" draw:transform="skewX (0.256737932968366) rotate (-1.16012035380063) translate (19.4016040465754cm 31.4180921374938cm)" svg:viewBox="0 0 703 8354" svg:d="M703 0c-241 878-478 1987-605 3240-131 1269-131 1828 0 3098 74 726 184 1405 310 2016">
          <text:p/>
        </draw:path>
        <draw:polygon draw:style-name="gr4" draw:text-style-name="P1" draw:layer="layout" svg:width="0.534cm" svg:height="0.514cm" draw:transform="rotate (-1.71443692423403) translate (11.3735735552833cm 32.9625385422783cm)" svg:viewBox="0 0 535 515" draw:points="535,0 513,512 0,515">
          <text:p/>
        </draw:polygon>
        <draw:frame draw:style-name="gr5" draw:text-style-name="P3" draw:layer="layout" svg:width="1.551cm" svg:height="1.114cm" svg:x="8.566cm" svg:y="33.22cm">
          <draw:text-box>
            <text:p text:style-name="P2"><text:span text:style-name="T1">NO</text:span><text:span text:style-name="T2">2</text:span></text:p>
          </draw:text-box>
        </draw:frame>
        <draw:path draw:style-name="gr6" draw:text-style-name="P1" draw:layer="layout" svg:width="2.087cm" svg:height="7.235cm" draw:transform="skewX (0.644899158611905) rotate (-0.74508105767638) translate (19.4998064597924cm 32.3514618211258cm)" svg:viewBox="0 0 2088 7236" svg:d="M0 7236c693-836 1337-1765 1690-2675 531-1370 531-1790 0-3165-177-462-446-935-743-1396">
          <text:p/>
        </draw:path>
        <draw:polygon draw:style-name="gr6" draw:text-style-name="P1" draw:layer="layout" svg:width="0.252cm" svg:height="0.373cm" draw:transform="rotate (-1.24703775054995) translate (20.3302000305003cm 32.8630554509611cm)" svg:viewBox="0 0 253 374" draw:points="25,374 0,0 253,277">
          <text:p/>
        </draw:polygon>
        <draw:path draw:style-name="gr7" draw:text-style-name="P4" draw:layer="layout" svg:width="3.902cm" svg:height="1.512cm" svg:x="8.869cm" svg:y="0.144cm" svg:viewBox="0 0 3903 1513" svg:d="M3903 757c0-419-874-757-1951-757-1079 0-1952 338-1952 757 0 417 873 756 1952 756 1077 0 1951-339 1951-756z">
          <text:p/>
        </draw:path>
        <draw:path draw:style-name="gr2" draw:text-style-name="P1" draw:layer="layout" svg:width="3.902cm" svg:height="1.512cm" svg:x="8.869cm" svg:y="0.144cm" svg:viewBox="0 0 3903 1513" svg:d="M3903 757c0-419-874-757-1951-757-1079 0-1952 338-1952 757 0 417 873 756 1952 756 1077 0 1951-339 1951-756z">
          <text:p/>
        </draw:path>
        <draw:frame draw:style-name="gr8" draw:text-style-name="P6" draw:layer="layout" svg:width="2.512cm" svg:height="0.989cm" svg:x="13.493cm" svg:y="31.75cm">
          <draw:text-box>
            <text:p text:style-name="P5"><text:span text:style-name="T1"><text:s/></text:span><text:span text:style-name="T1">98.5%</text:span></text:p>
          </draw:text-box>
        </draw:frame>
        <draw:path draw:style-name="gr2" draw:text-style-name="P1" draw:layer="layout" svg:width="3.902cm" svg:height="1.512cm" svg:x="8.802cm" svg:y="4.497cm" svg:viewBox="0 0 3903 1513" svg:d="M3903 757c0-418-874-757-1951-757-1079 0-1952 339-1952 757 0 417 873 756 1952 756 1077 0 1951-339 1951-756z">
          <text:p/>
        </draw:path>
        <draw:frame draw:style-name="gr9" draw:text-style-name="P8" draw:layer="layout" svg:width="2.499cm" svg:height="0.86cm" svg:x="9.569cm" svg:y="0.481cm">
          <draw:text-box>
            <text:p text:style-name="P7"><text:span text:style-name="T3">C</text:span><text:span text:style-name="T4">5</text:span><text:span text:style-name="T3">H</text:span><text:span text:style-name="T4">5</text:span><text:span text:style-name="T3">N</text:span></text:p>
          </draw:text-box>
        </draw:frame>
        <draw:path draw:style-name="gr10" draw:text-style-name="P1" draw:layer="layout" svg:width="0cm" svg:height="2.254cm" svg:x="10.82cm" svg:y="1.655cm" svg:viewBox="0 0 0 2255" svg:d="M0 0c0 651 0 1522 0 2255">
          <text:p/>
        </draw:path>
        <draw:polygon draw:style-name="gr11" draw:text-style-name="P9" draw:layer="layout" svg:width="0.802cm" svg:height="0.473cm" draw:transform="rotate (-3.14159265358979) translate (11.222cm 4.164cm)" svg:viewBox="0 0 803 474" draw:points="0,0 402,474 803,0">
          <text:p/>
        </draw:polygon>
        <draw:polygon draw:style-name="gr10" draw:text-style-name="P1" draw:layer="layout" svg:width="0.886cm" svg:height="0.353cm" svg:x="10.292cm" svg:y="4.064cm" svg:viewBox="0 0 887 354" draw:points="887,0 443,354 0,0">
          <text:p/>
        </draw:polygon>
        <draw:frame draw:style-name="gr12" draw:text-style-name="P10" draw:layer="layout" svg:width="2.667cm" svg:height="1.016cm" svg:x="9.528cm" svg:y="4.799cm">
          <draw:text-box>
            <text:p text:style-name="P7"><text:span text:style-name="T5">C</text:span><text:span text:style-name="T6">5</text:span><text:span text:style-name="T5">H</text:span><text:span text:style-name="T6">4</text:span><text:span text:style-name="T5">N</text:span></text:p>
          </draw:text-box>
        </draw:frame>
        <draw:path draw:style-name="gr2" draw:text-style-name="P1" draw:layer="layout" svg:width="4.571cm" svg:height="1.512cm" svg:x="11.414cm" svg:y="9.509cm" svg:viewBox="0 0 4572 1513" svg:d="M4572 757c0-418-1024-757-2286-757s-2286 339-2286 757 1024 756 2286 756 2286-338 2286-756z">
          <text:p/>
        </draw:path>
        <draw:frame draw:style-name="gr13" draw:text-style-name="P11" draw:layer="layout" svg:width="2.593cm" svg:height="1.016cm" svg:x="9.528cm" svg:y="2.259cm">
          <draw:text-box>
            <text:p text:style-name="P7"><text:span text:style-name="T1"><text:s/></text:span><text:span text:style-name="T1">100.0%</text:span></text:p>
          </draw:text-box>
        </draw:frame>
        <draw:path draw:style-name="gr10" draw:text-style-name="P1" draw:layer="layout" svg:width="2.28cm" svg:height="3.161cm" svg:x="11.438cm" svg:y="5.955cm" svg:viewBox="0 0 2281 3162" svg:d="M0 0c232 259 483 553 698 837 585 772 605 1070 1191 1841 123 161 257 325 392 484">
          <text:p/>
        </draw:path>
        <draw:polygon draw:style-name="gr11" draw:text-style-name="P9" draw:layer="layout" svg:width="0.582cm" svg:height="0.553cm" svg:x="13.517cm" svg:y="8.817cm" svg:viewBox="0 0 583 554" draw:points="583,0 535,533 0,554">
          <text:p/>
        </draw:polygon>
        <draw:polygon draw:style-name="gr10" draw:text-style-name="P1" draw:layer="layout" svg:width="0.582cm" svg:height="0.553cm" draw:transform="rotate (-0.271573231610319) translate (13.5499696420122cm 8.79509205345859cm)" svg:viewBox="0 0 583 554" draw:points="583,0 535,533 0,554">
          <text:p/>
        </draw:polygon>
        <draw:frame draw:style-name="gr14" draw:text-style-name="P12" draw:layer="layout" svg:width="3.489cm" svg:height="0.86cm" svg:x="12.011cm" svg:y="9.781cm">
          <draw:text-box>
            <text:p text:style-name="P7"><text:span text:style-name="T3">C</text:span><text:span text:style-name="T4">5</text:span><text:span text:style-name="T3">H</text:span><text:span text:style-name="T4">4</text:span><text:span text:style-name="T3">NO</text:span><text:span text:style-name="T4">2</text:span></text:p>
          </draw:text-box>
        </draw:frame>
        <draw:path draw:style-name="gr2" draw:text-style-name="P1" draw:layer="layout" svg:width="4.594cm" svg:height="1.512cm" svg:x="6.584cm" svg:y="9.498cm" svg:viewBox="0 0 4595 1513" svg:d="M4595 757c0-418-1029-757-2297-757-1269 0-2298 339-2298 757s1029 756 2298 756c1268 0 2297-338 2297-756z">
          <text:p/>
        </draw:path>
        <draw:frame draw:style-name="gr15" draw:text-style-name="P11" draw:layer="layout" svg:width="2.593cm" svg:height="0.86cm" svg:x="11.239cm" svg:y="6.781cm">
          <draw:text-box>
            <text:p text:style-name="P7"><text:span text:style-name="T1"><text:s/></text:span><text:span text:style-name="T1">100.0%</text:span></text:p>
          </draw:text-box>
        </draw:frame>
        <draw:path draw:style-name="gr10" draw:text-style-name="P1" draw:layer="layout" svg:width="1.008cm" svg:height="2.77cm" svg:x="9.126cm" svg:y="5.965cm" svg:viewBox="0 0 1009 2771" svg:d="M1009 0c-162 232-323 495-439 762-276 630-456 1387-570 2009">
          <text:p/>
        </draw:path>
        <draw:polygon draw:style-name="gr11" draw:text-style-name="P9" draw:layer="layout" svg:width="0.788cm" svg:height="0.422cm" svg:x="8.639cm" svg:y="8.821cm" svg:viewBox="0 0 789 423" draw:points="789,152 329,423 0,0">
          <text:p/>
        </draw:polygon>
        <draw:polygon draw:style-name="gr10" draw:text-style-name="P1" draw:layer="layout" svg:width="0.788cm" svg:height="0.422cm" svg:x="8.639cm" svg:y="8.821cm" svg:viewBox="0 0 789 423" draw:points="789,152 329,423 0,0">
          <text:p/>
        </draw:polygon>
        <draw:frame draw:style-name="gr16" draw:text-style-name="P10" draw:layer="layout" svg:width="3.058cm" svg:height="0.86cm" svg:x="7.487cm" svg:y="9.781cm">
          <draw:text-box>
            <text:p text:style-name="P7"><text:span text:style-name="T5">C</text:span><text:span text:style-name="T6">4</text:span><text:span text:style-name="T5">H</text:span><text:span text:style-name="T6">4</text:span><text:span text:style-name="T5">CN</text:span></text:p>
          </draw:text-box>
        </draw:frame>
        <draw:path draw:style-name="gr17" draw:text-style-name="P13" draw:layer="layout" svg:width="2.736cm" svg:height="1.512cm" svg:x="25.468cm" svg:y="0.144cm" svg:viewBox="0 0 2737 1513" svg:d="M2737 757c0-419-612-757-1368-757s-1369 338-1369 757c0 417 613 756 1369 756s1368-339 1368-756z">
          <text:p/>
        </draw:path>
        <draw:path draw:style-name="gr18" draw:text-style-name="P1" draw:layer="layout" svg:width="2.736cm" svg:height="1.512cm" svg:x="25.468cm" svg:y="0.144cm" svg:viewBox="0 0 2737 1513" svg:d="M2737 757c0-419-612-757-1368-757s-1369 338-1369 757c0 417 613 756 1369 756s1368-339 1368-756z">
          <text:p/>
        </draw:path>
        <draw:frame draw:style-name="gr15" draw:text-style-name="P11" draw:layer="layout" svg:width="2.593cm" svg:height="0.86cm" svg:x="8.191cm" svg:y="6.752cm">
          <draw:text-box>
            <text:p text:style-name="P7"><text:span text:style-name="T1"><text:s/></text:span><text:span text:style-name="T1">100.0%</text:span></text:p>
          </draw:text-box>
        </draw:frame>
        <draw:path draw:style-name="gr2" draw:text-style-name="P1" draw:layer="layout" svg:width="2.736cm" svg:height="1.512cm" svg:x="25.475cm" svg:y="20.686cm" svg:viewBox="0 0 2737 1513" svg:d="M2737 757c0-418-612-757-1368-757s-1369 339-1369 757c0 417 613 756 1369 756s1368-339 1368-756z">
          <text:p/>
        </draw:path>
        <draw:frame draw:style-name="gr19" draw:text-style-name="P14" draw:layer="layout" svg:width="1.551cm" svg:height="0.86cm" svg:x="26.138cm" svg:y="0.481cm">
          <draw:text-box>
            <text:p text:style-name="P7"><text:span text:style-name="T7">NH</text:span><text:span text:style-name="T8">3</text:span></text:p>
          </draw:text-box>
        </draw:frame>
        <draw:path draw:style-name="gr10" draw:text-style-name="P1" draw:layer="layout" svg:width="0cm" svg:height="18.639cm" svg:x="26.836cm" svg:y="1.653cm" svg:viewBox="0 0 0 18640" svg:d="M0 0c0 791 0 2027 0 3098v12845c0 904 0 1925 0 2697">
          <text:p/>
        </draw:path>
        <draw:polygon draw:style-name="gr11" draw:text-style-name="P9" draw:layer="layout" svg:width="0.802cm" svg:height="0.353cm" svg:x="26.442cm" svg:y="20.335cm" svg:viewBox="0 0 803 354" draw:points="803,0 401,354 0,0">
          <text:p/>
        </draw:polygon>
        <draw:polygon draw:style-name="gr10" draw:text-style-name="P1" draw:layer="layout" svg:width="0.802cm" svg:height="0.353cm" svg:x="26.442cm" svg:y="20.335cm" svg:viewBox="0 0 803 354" draw:points="803,0 401,354 0,0">
          <text:p/>
        </draw:polygon>
        <draw:frame draw:style-name="gr20" draw:text-style-name="P3" draw:layer="layout" svg:width="1.898cm" svg:height="1.719cm" svg:x="26.172cm" svg:y="21.003cm">
          <draw:text-box>
            <text:p text:style-name="P2"><text:span text:style-name="T1">NH</text:span><text:span text:style-name="T2">2</text:span></text:p>
          </draw:text-box>
        </draw:frame>
        <draw:path draw:style-name="gr21" draw:text-style-name="P15" draw:layer="layout" svg:width="2.233cm" svg:height="1.512cm" svg:x="22.34cm" svg:y="24.228cm" svg:viewBox="0 0 2234 1513" svg:d="M2234 756c0-417-500-756-1117-756s-1117 339-1117 756c0 418 500 757 1117 757s1117-339 1117-757z">
          <text:p/>
        </draw:path>
        <draw:path draw:style-name="gr2" draw:text-style-name="P1" draw:layer="layout" svg:width="2.233cm" svg:height="1.512cm" svg:x="22.34cm" svg:y="24.228cm" svg:viewBox="0 0 2234 1513" svg:d="M2234 756c0-417-500-756-1117-756s-1117 339-1117 756c0 418 500 757 1117 757s1117-339 1117-757z">
          <text:p/>
        </draw:path>
        <draw:frame draw:style-name="gr22" draw:text-style-name="P16" draw:layer="layout" svg:width="2.576cm" svg:height="0.915cm" svg:x="25.53cm" svg:y="10.133cm">
          <draw:text-box>
            <text:p text:style-name="P7"><text:span text:style-name="T9"><text:s/></text:span><text:span text:style-name="T1">100.0%</text:span></text:p>
          </draw:text-box>
        </draw:frame>
        <draw:path draw:style-name="gr23" draw:text-style-name="P1" draw:layer="layout" svg:width="1.91cm" svg:height="1.949cm" svg:x="24.058cm" svg:y="22.02cm" svg:viewBox="0 0 1911 1950" svg:d="M1911 0c-332 227-699 507-996 806-339 341-658 765-915 1144">
          <text:p/>
        </draw:path>
        <draw:polygon draw:style-name="gr11" draw:text-style-name="P9" draw:layer="layout" svg:width="0.413cm" svg:height="0.43cm" svg:x="23.844cm" svg:y="23.844cm" svg:viewBox="0 0 414 431" draw:points="414,271 13,431 0,0">
          <text:p/>
        </draw:polygon>
        <draw:polygon draw:style-name="gr23" draw:text-style-name="P1" draw:layer="layout" svg:width="0.413cm" svg:height="0.43cm" svg:x="23.844cm" svg:y="23.844cm" svg:viewBox="0 0 414 431" draw:points="414,271 13,431 0,0">
          <text:p/>
        </draw:polygon>
        <draw:frame draw:style-name="gr3" draw:text-style-name="P3" draw:layer="layout" svg:width="1.162cm" svg:height="0.86cm" svg:x="22.893cm" svg:y="24.559cm">
          <draw:text-box>
            <text:p text:style-name="P2"><text:span text:style-name="T1">NH</text:span></text:p>
          </draw:text-box>
        </draw:frame>
        <draw:path draw:style-name="gr24" draw:text-style-name="P17" draw:layer="layout" svg:width="2.96cm" svg:height="1.512cm" svg:x="25.998cm" svg:y="27.771cm" svg:viewBox="0 0 2961 1513" svg:d="M2961 756c0-417-663-756-1481-756-817 0-1480 339-1480 756 0 419 663 757 1480 757 818 0 1481-338 1481-757z">
          <text:p/>
        </draw:path>
        <draw:path draw:style-name="gr25" draw:text-style-name="P15" draw:layer="layout" svg:width="2.96cm" svg:height="1.512cm" svg:x="25.998cm" svg:y="27.771cm" svg:viewBox="0 0 2961 1513" svg:d="M2961 756c0-417-663-756-1481-756-817 0-1480 339-1480 756 0 419 663 757 1480 757 818 0 1481-338 1481-757z">
          <text:p/>
        </draw:path>
        <draw:frame draw:style-name="gr26" draw:text-style-name="P16" draw:layer="layout" svg:width="2.187cm" svg:height="0.915cm" svg:x="23.985cm" svg:y="22.374cm">
          <draw:text-box>
            <text:p text:style-name="P7"><text:span text:style-name="T9"><text:s/></text:span><text:span text:style-name="T1">57.6%</text:span></text:p>
          </draw:text-box>
        </draw:frame>
        <draw:path draw:style-name="gr27" draw:text-style-name="P1" draw:layer="layout" svg:width="0.47cm" svg:height="5.228cm" svg:x="26.92cm" svg:y="22.19cm" svg:viewBox="0 0 471 5229" svg:d="M0 0c21 205 44 429 64 635 154 1599 312 3454 407 4594">
          <text:p/>
        </draw:path>
        <draw:polygon draw:style-name="gr11" draw:text-style-name="P9" draw:layer="layout" svg:width="0.553cm" svg:height="0.375cm" svg:x="27.114cm" svg:y="27.401cm" svg:viewBox="0 0 554 376" draw:points="554,0 307,376 0,46">
          <text:p/>
        </draw:polygon>
        <draw:polygon draw:style-name="gr27" draw:text-style-name="P1" draw:layer="layout" svg:width="0.553cm" svg:height="0.375cm" svg:x="27.114cm" svg:y="27.401cm" svg:viewBox="0 0 554 376" draw:points="554,0 307,376 0,46">
          <text:p/>
        </draw:polygon>
        <draw:frame draw:style-name="gr28" draw:text-style-name="P18" draw:layer="layout" svg:width="1.763cm" svg:height="0.86cm" svg:x="26.68cm" svg:y="28.115cm">
          <draw:text-box>
            <text:p text:style-name="P2"><text:span text:style-name="T10">HNO</text:span></text:p>
          </draw:text-box>
        </draw:frame>
        <draw:path draw:style-name="gr2" draw:text-style-name="P1" draw:layer="layout" svg:width="2.045cm" svg:height="1.512cm" svg:x="3.412cm" svg:y="0.144cm" svg:viewBox="0 0 2046 1513" svg:d="M2046 757c0-419-459-757-1023-757-565 0-1023 338-1023 757 0 417 458 756 1023 756 564 0 1023-339 1023-756z">
          <text:p/>
        </draw:path>
        <draw:frame draw:style-name="gr29" draw:text-style-name="P11" draw:layer="layout" svg:width="2.204cm" svg:height="0.86cm" svg:x="26cm" svg:y="24.178cm">
          <draw:text-box>
            <text:p text:style-name="P7"><text:span text:style-name="T1"><text:s/></text:span><text:span text:style-name="T1">66.8%</text:span></text:p>
          </draw:text-box>
        </draw:frame>
        <draw:path draw:style-name="gr21" draw:text-style-name="P15" draw:layer="layout" svg:width="1.905cm" svg:height="1.512cm" svg:x="14.602cm" svg:y="27.771cm" svg:viewBox="0 0 1906 1513" svg:d="M1906 756c0-417-428-756-954-756s-952 339-952 756c0 419 426 757 952 757s954-338 954-757z">
          <text:p/>
        </draw:path>
        <draw:path draw:style-name="gr2" draw:text-style-name="P1" draw:layer="layout" svg:width="1.905cm" svg:height="1.512cm" svg:x="14.602cm" svg:y="27.771cm" svg:viewBox="0 0 1906 1513" svg:d="M1906 756c0-417-428-756-954-756s-952 339-952 756c0 419 426 757 952 757s954-338 954-757z">
          <text:p/>
        </draw:path>
        <draw:frame draw:style-name="gr30" draw:text-style-name="P8" draw:layer="layout" svg:width="0.95cm" svg:height="0.86cm" svg:x="3.94cm" svg:y="0.464cm">
          <draw:text-box>
            <text:p text:style-name="P7"><text:span text:style-name="T3">N</text:span><text:span text:style-name="T4">2</text:span></text:p>
          </draw:text-box>
        </draw:frame>
        <draw:path draw:style-name="gr31" draw:text-style-name="P1" draw:layer="layout" svg:width="9.381cm" svg:height="26.326cm" svg:x="4.882cm" svg:y="1.586cm" svg:viewBox="0 0 9382 26327" svg:d="M0 0c132 229 268 491 364 746 364 960 494 1234 494 2271v19789c0 1911 5863 3085 8524 3521">
          <text:p/>
        </draw:path>
        <draw:polygon draw:style-name="gr11" draw:text-style-name="P9" draw:layer="layout" svg:width="0.372cm" svg:height="0.305cm" svg:x="14.242cm" svg:y="27.861cm" svg:viewBox="0 0 373 306" draw:points="47,0 373,206 0,306">
          <text:p/>
        </draw:polygon>
        <draw:polygon draw:style-name="gr31" draw:text-style-name="P1" draw:layer="layout" svg:width="0.372cm" svg:height="0.305cm" draw:transform="rotate (-0.188495559215389) translate (14.2739639124961cm 27.8288571261256cm)" svg:viewBox="0 0 373 306" draw:points="47,0 373,206 0,306">
          <text:p/>
        </draw:polygon>
        <draw:frame draw:style-name="gr32" draw:text-style-name="P19" draw:layer="layout" svg:width="0.705cm" svg:height="0.708cm" svg:x="15.18cm" svg:y="28.296cm">
          <draw:text-box>
            <text:p text:style-name="P2"><text:span text:style-name="T9">N</text:span></text:p>
          </draw:text-box>
        </draw:frame>
        <draw:path draw:style-name="gr2" draw:text-style-name="P1" draw:layer="layout" svg:width="2.959cm" svg:height="1.512cm" svg:x="1.488cm" svg:y="9.113cm" svg:viewBox="0 0 2960 1513" svg:d="M2960 756c0-417-662-756-1480-756-817 0-1480 339-1480 756 0 419 663 757 1480 757 818 0 1480-338 1480-757z">
          <text:p/>
        </draw:path>
        <draw:frame draw:style-name="gr26" draw:text-style-name="P16" draw:layer="layout" svg:width="2.187cm" svg:height="0.915cm" svg:x="4.656cm" svg:y="13.663cm">
          <draw:text-box>
            <text:p text:style-name="P7"><text:span text:style-name="T9"><text:s/></text:span><text:span text:style-name="T1">26.7%</text:span></text:p>
          </draw:text-box>
        </draw:frame>
        <draw:path draw:style-name="gr4" draw:text-style-name="P1" draw:layer="layout" svg:width="1.013cm" svg:height="7.115cm" svg:x="2.779cm" svg:y="1.493cm" svg:viewBox="0 0 1014 7116" svg:d="M1014 0c-214 400-431 894-557 1419-434 1820-483 4102-448 5697">
          <text:p/>
        </draw:path>
        <draw:polygon draw:style-name="gr11" draw:text-style-name="P9" draw:layer="layout" svg:width="0.74cm" svg:height="0.372cm" svg:x="2.503cm" svg:y="8.736cm" svg:viewBox="0 0 741 373" draw:points="741,0 390,373 0,40">
          <text:p/>
        </draw:polygon>
        <draw:polygon draw:style-name="gr4" draw:text-style-name="P1" draw:layer="layout" svg:width="0.74cm" svg:height="0.372cm" svg:x="2.503cm" svg:y="8.736cm" svg:viewBox="0 0 741 373" draw:points="741,0 390,373 0,40">
          <text:p/>
        </draw:polygon>
        <draw:frame draw:style-name="gr28" draw:text-style-name="P8" draw:layer="layout" svg:width="1.678cm" svg:height="0.86cm" svg:x="2.064cm" svg:y="9.42cm">
          <draw:text-box>
            <text:p text:style-name="P7"><text:span text:style-name="T3">NCN</text:span></text:p>
          </draw:text-box>
        </draw:frame>
        <draw:path draw:style-name="gr33" draw:text-style-name="P1" draw:layer="layout" svg:width="4.197cm" svg:height="2.319cm" svg:x="15.49cm" svg:y="29.276cm" svg:viewBox="0 0 4198 2320" svg:d="M0 0c-1 386 86 871 464 1191 934 790 2524 1051 3734 1129">
          <text:p/>
        </draw:path>
        <draw:polygon draw:style-name="gr11" draw:text-style-name="P9" draw:layer="layout" svg:width="0.36cm" svg:height="0.246cm" svg:x="19.454cm" svg:y="31.4cm" svg:viewBox="0 0 361 247" draw:points="17,0 361,147 0,247">
          <text:p/>
        </draw:polygon>
        <draw:polygon draw:style-name="gr33" draw:text-style-name="P1" draw:layer="layout" svg:width="0.36cm" svg:height="0.246cm" svg:x="19.454cm" svg:y="31.4cm" svg:viewBox="0 0 361 247" draw:points="17,0 361,147 0,247">
          <text:p/>
        </draw:polygon>
        <draw:frame draw:style-name="gr26" draw:text-style-name="P16" draw:layer="layout" svg:width="2.187cm" svg:height="0.915cm" svg:x="1.88cm" svg:y="4.9cm">
          <draw:text-box>
            <text:p text:style-name="P7"><text:span text:style-name="T9"><text:s/></text:span><text:span text:style-name="T1">97.6%</text:span></text:p>
          </draw:text-box>
        </draw:frame>
        <draw:path draw:style-name="gr6" draw:text-style-name="P1" draw:layer="layout" svg:width="11.484cm" svg:height="18.16cm" svg:x="2.741cm" svg:y="10.641cm" svg:viewBox="0 0 11485 18161" svg:d="M99 0c-42 737-99 1940-99 2979v11936c0 1396 1170 1466 2505 2033 1582 669 6574 1060 8980 1213">
          <text:p/>
        </draw:path>
        <draw:polygon draw:style-name="gr11" draw:text-style-name="P9" draw:layer="layout" svg:width="0.36cm" svg:height="0.246cm" svg:x="14.234cm" svg:y="28.63cm" svg:viewBox="0 0 361 247" draw:points="16,0 361,147 0,247">
          <text:p/>
        </draw:polygon>
        <draw:polygon draw:style-name="gr6" draw:text-style-name="P1" draw:layer="layout" svg:width="0.36cm" svg:height="0.246cm" svg:x="14.234cm" svg:y="28.623cm" svg:viewBox="0 0 361 247" draw:points="16,0 361,147 0,247">
          <text:p/>
        </draw:polygon>
        <draw:frame draw:style-name="gr34" draw:text-style-name="P11" draw:layer="layout" svg:width="1.814cm" svg:height="0.86cm" svg:x="14.913cm" svg:y="30.094cm">
          <draw:text-box>
            <text:p text:style-name="P7"><text:span text:style-name="T1"><text:s/></text:span><text:span text:style-name="T1">5.5%</text:span></text:p>
          </draw:text-box>
        </draw:frame>
        <draw:path draw:style-name="gr35" draw:text-style-name="P13" draw:layer="layout" svg:width="2.959cm" svg:height="1.512cm" svg:x="18.125cm" svg:y="0.144cm" svg:viewBox="0 0 2960 1513" svg:d="M2960 757c0-419-663-757-1480-757-818 0-1480 338-1480 757 0 417 662 756 1480 756 817 0 1480-339 1480-756z">
          <text:p/>
        </draw:path>
        <draw:path draw:style-name="gr2" draw:text-style-name="P1" draw:layer="layout" svg:width="2.959cm" svg:height="1.512cm" svg:x="18.125cm" svg:y="0.144cm" svg:viewBox="0 0 2960 1513" svg:d="M2960 757c0-419-663-757-1480-757-818 0-1480 338-1480 757 0 417 662 756 1480 756 817 0 1480-339 1480-756z">
          <text:p/>
        </draw:path>
        <draw:frame draw:style-name="gr29" draw:text-style-name="P11" draw:layer="layout" svg:width="2.204cm" svg:height="0.86cm" svg:x="1.736cm" svg:y="17.401cm">
          <draw:text-box>
            <text:p text:style-name="P7"><text:span text:style-name="T1"><text:s/></text:span><text:span text:style-name="T1">15.8%</text:span></text:p>
          </draw:text-box>
        </draw:frame>
        <draw:path draw:style-name="gr6" draw:text-style-name="P1" draw:layer="layout" svg:width="2.76cm" svg:height="22.596cm" svg:x="20.737cm" svg:y="1.379cm" svg:viewBox="0 0 2761 22597" svg:d="M0 0c1150 590 2761 1708 2761 3356v16583c0 891-10 1898-19 2658">
          <text:p/>
        </draw:path>
        <draw:polygon draw:style-name="gr11" draw:text-style-name="P9" draw:layer="layout" svg:width="0.247cm" svg:height="0.355cm" svg:x="23.349cm" svg:y="23.876cm" svg:viewBox="0 0 248 356" draw:points="248,5 119,356 0,0">
          <text:p/>
        </draw:polygon>
        <draw:polygon draw:style-name="gr6" draw:text-style-name="P1" draw:layer="layout" svg:width="0.247cm" svg:height="0.355cm" svg:x="23.349cm" svg:y="23.876cm" svg:viewBox="0 0 248 356" draw:points="248,5 119,356 0,0">
          <text:p/>
        </draw:polygon>
        <draw:frame draw:style-name="gr36" draw:text-style-name="P8" draw:layer="layout" svg:width="1.721cm" svg:height="0.86cm" svg:x="18.799cm" svg:y="0.481cm">
          <draw:text-box>
            <text:p text:style-name="P7"><text:span text:style-name="T3">H</text:span><text:span text:style-name="T3">C</text:span><text:span text:style-name="T3">N</text:span></text:p>
          </draw:text-box>
        </draw:frame>
        <draw:path draw:style-name="gr2" draw:text-style-name="P1" draw:layer="layout" svg:width="2.203cm" svg:height="1.512cm" svg:x="12.495cm" svg:y="19.299cm" svg:viewBox="0 0 2204 1513" svg:d="M2204 756c0-418-493-756-1102-756s-1102 338-1102 756 493 757 1102 757 1102-339 1102-757z">
          <text:p/>
        </draw:path>
        <draw:frame draw:style-name="gr26" draw:text-style-name="P16" draw:layer="layout" svg:width="2.187cm" svg:height="0.915cm" svg:x="22.454cm" svg:y="12.012cm">
          <draw:text-box>
            <text:p text:style-name="P7"><text:span text:style-name="T9"><text:s/></text:span><text:span text:style-name="T1">14.5%</text:span></text:p>
          </draw:text-box>
        </draw:frame>
        <draw:path draw:style-name="gr33" draw:text-style-name="P1" draw:layer="layout" svg:width="4.823cm" svg:height="17.651cm" svg:x="14.354cm" svg:y="1.625cm" svg:viewBox="0 0 4824 17652" svg:d="M4824 0c-1002 910-2308 2360-2308 3719v10532c0 1246-1312 2508-2516 3401">
          <text:p/>
        </draw:path>
        <draw:polygon draw:style-name="gr33" draw:text-style-name="P1" draw:layer="layout" svg:width="0.306cm" svg:height="0.359cm" svg:x="14.146cm" svg:y="19.193cm" svg:viewBox="0 0 307 360" draw:points="307,145 0,360 106,0">
          <text:p/>
        </draw:polygon>
        <draw:frame draw:style-name="gr3" draw:text-style-name="P12" draw:layer="layout" svg:width="1.12cm" svg:height="0.86cm" svg:x="12.98cm" svg:y="19.587cm">
          <draw:text-box>
            <text:p text:style-name="P2"><text:span text:style-name="T11">C</text:span><text:span text:style-name="T11">N</text:span></text:p>
          </draw:text-box>
        </draw:frame>
        <draw:path draw:style-name="gr21" draw:text-style-name="P15" draw:layer="layout" svg:width="2.959cm" svg:height="1.512cm" svg:x="17.673cm" svg:y="20.686cm" svg:viewBox="0 0 2960 1513" svg:d="M2960 757c0-418-662-757-1480-757-817 0-1480 339-1480 757 0 417 663 756 1480 756 818 0 1480-339 1480-756z">
          <text:p/>
        </draw:path>
        <draw:path draw:style-name="gr2" draw:text-style-name="P1" draw:layer="layout" svg:width="2.959cm" svg:height="1.512cm" svg:x="17.673cm" svg:y="20.686cm" svg:viewBox="0 0 2960 1513" svg:d="M2960 757c0-418-662-757-1480-757-817 0-1480 339-1480 757 0 417 663 756 1480 756 818 0 1480-339 1480-756z">
          <text:p/>
        </draw:path>
        <draw:frame draw:style-name="gr34" draw:text-style-name="P11" draw:layer="layout" svg:width="1.814cm" svg:height="0.86cm" svg:x="16.077cm" svg:y="11.813cm">
          <draw:text-box>
            <text:p text:style-name="P7"><text:span text:style-name="T1"><text:s/></text:span><text:span text:style-name="T1">2.8%</text:span></text:p>
          </draw:text-box>
        </draw:frame>
        <draw:path draw:style-name="gr27" draw:text-style-name="P1" draw:layer="layout" svg:width="0.622cm" svg:height="18.923cm" svg:x="20.223cm" svg:y="1.423cm" svg:viewBox="0 0 623 18924" svg:d="M209 0c179 766 414 1985 414 3135v12862c0 1148-326 2203-623 2927">
          <text:p/>
        </draw:path>
        <draw:polygon draw:style-name="gr11" draw:text-style-name="P9" draw:layer="layout" svg:width="0.447cm" svg:height="0.444cm" svg:x="19.925cm" svg:y="20.346cm" svg:viewBox="0 0 448 445" draw:points="448,404 0,445 65,0">
          <text:p/>
        </draw:polygon>
        <draw:polygon draw:style-name="gr27" draw:text-style-name="P1" draw:layer="layout" svg:width="0.447cm" svg:height="0.444cm" draw:transform="rotate (0.263370184125944) translate (19.9749293579187cm 20.2119702491537cm)" svg:viewBox="0 0 448 445" draw:points="448,404 0,445 65,0">
          <text:p/>
        </draw:polygon>
        <draw:frame draw:style-name="gr37" draw:text-style-name="P3" draw:layer="layout" svg:width="1.721cm" svg:height="0.86cm" svg:x="18.278cm" svg:y="20.905cm">
          <draw:text-box>
            <text:p text:style-name="P2"><text:span text:style-name="T1">N</text:span><text:span text:style-name="T1">C</text:span><text:span text:style-name="T1">O</text:span></text:p>
          </draw:text-box>
        </draw:frame>
        <draw:path draw:style-name="gr6" draw:text-style-name="P1" draw:layer="layout" svg:width="2.063cm" svg:height="5.307cm" svg:x="21.25cm" svg:y="25.727cm" svg:viewBox="0 0 2064 5308" svg:d="M2064 0c-93 419-226 954-386 1418-478 1384-1195 2916-1678 3890">
          <text:p/>
        </draw:path>
        <draw:polygon draw:style-name="gr11" draw:text-style-name="P9" draw:layer="layout" svg:width="0.268cm" svg:height="0.371cm" svg:x="21.091cm" svg:y="30.983cm" svg:viewBox="0 0 269 372" draw:points="269,110 0,372 47,0">
          <text:p/>
        </draw:polygon>
        <draw:polygon draw:style-name="gr6" draw:text-style-name="P1" draw:layer="layout" svg:width="0.268cm" svg:height="0.371cm" svg:x="21.091cm" svg:y="30.983cm" svg:viewBox="0 0 269 372" draw:points="269,110 0,372 47,0">
          <text:p/>
        </draw:polygon>
        <draw:frame draw:style-name="gr26" draw:text-style-name="P16" draw:layer="layout" svg:width="2.187cm" svg:height="0.915cm" svg:x="19.914cm" svg:y="10.26cm">
          <draw:text-box>
            <text:p text:style-name="P7"><text:span text:style-name="T9"><text:s/></text:span><text:span text:style-name="T1">63.4%</text:span></text:p>
          </draw:text-box>
        </draw:frame>
        <draw:path draw:style-name="gr38" draw:text-style-name="P1" draw:layer="layout" svg:width="5.695cm" svg:height="2.85cm" svg:x="16.844cm" svg:y="25.43cm" svg:viewBox="0 0 5696 2851" svg:d="M5696 0c-499 242-1117 572-1623 939-404 292-379 525-811 776-1017 589-2313 940-3262 1136">
          <text:p/>
        </draw:path>
        <draw:polygon draw:style-name="gr11" draw:text-style-name="P9" draw:layer="layout" svg:width="0.388cm" svg:height="0.424cm" svg:x="16.486cm" svg:y="28.07cm" svg:viewBox="0 0 389 425" draw:points="389,425 0,280 305,0">
          <text:p/>
        </draw:polygon>
        <draw:polygon draw:style-name="gr38" draw:text-style-name="P1" draw:layer="layout" svg:width="0.388cm" svg:height="0.424cm" svg:x="16.486cm" svg:y="28.07cm" svg:viewBox="0 0 389 425" draw:points="389,425 0,280 305,0">
          <text:p/>
        </draw:polygon>
        <draw:frame draw:style-name="gr29" draw:text-style-name="P11" draw:layer="layout" svg:width="2.204cm" svg:height="0.86cm" svg:x="21.301cm" svg:y="28.115cm">
          <draw:text-box>
            <text:p text:style-name="P7"><text:span text:style-name="T1"><text:s/></text:span><text:span text:style-name="T1">11.4%</text:span></text:p>
          </draw:text-box>
        </draw:frame>
        <draw:path draw:style-name="gr31" draw:text-style-name="P1" draw:layer="layout" svg:width="2.214cm" svg:height="2.169cm" svg:x="23.827cm" svg:y="25.694cm" svg:viewBox="0 0 2215 2170" svg:d="M0 0c273 452 677 1036 1146 1451 315 278 699 520 1069 719">
          <text:p/>
        </draw:path>
        <draw:polygon draw:style-name="gr11" draw:text-style-name="P9" draw:layer="layout" svg:width="0.384cm" svg:height="0.298cm" svg:x="25.977cm" svg:y="27.729cm" svg:viewBox="0 0 385 299" draw:points="140,0 385,299 0,275">
          <text:p/>
        </draw:polygon>
        <draw:polygon draw:style-name="gr31" draw:text-style-name="P1" draw:layer="layout" svg:width="0.384cm" svg:height="0.298cm" svg:x="25.977cm" svg:y="27.729cm" svg:viewBox="0 0 385 299" draw:points="140,0 385,299 0,275">
          <text:p/>
        </draw:polygon>
        <draw:frame draw:style-name="gr39" draw:text-style-name="P11" draw:layer="layout" svg:width="2.204cm" svg:height="0.908cm" svg:x="19.396cm" svg:y="26.389cm">
          <draw:text-box>
            <text:p text:style-name="P7"><text:span text:style-name="T1"><text:s/></text:span><text:span text:style-name="T1">40.4%</text:span></text:p>
          </draw:text-box>
        </draw:frame>
        <draw:path draw:style-name="gr6" draw:text-style-name="P1" draw:layer="layout" svg:width="1.283cm" svg:height="6.022cm" draw:transform="skewX (0.370009801422798) rotate (0.739146938219598) translate (12.6432159946862cm 21.6661030083551cm)" svg:viewBox="0 0 1284 6023" svg:d="M1284 0c-334 648-896 1836-1112 2872-226 1093-185 2367-123 3151">
          <text:p/>
        </draw:path>
        <draw:polygon draw:style-name="gr6" draw:text-style-name="P1" draw:layer="layout" svg:width="0.247cm" svg:height="0.358cm" draw:transform="rotate (0.530754625531476) translate (14.8004522697448cm 27.5033927171507cm)" svg:viewBox="0 0 248 359" draw:points="248,0 140,359 0,11">
          <text:p/>
        </draw:polygon>
        <draw:frame draw:style-name="gr29" draw:text-style-name="P11" draw:layer="layout" svg:width="2.204cm" svg:height="0.86cm" svg:x="23.841cm" svg:y="26.493cm">
          <draw:text-box>
            <text:p text:style-name="P7"><text:span text:style-name="T1"><text:s/></text:span><text:span text:style-name="T1">25.7%</text:span></text:p>
          </draw:text-box>
        </draw:frame>
        <draw:path draw:style-name="gr31" draw:text-style-name="P1" draw:layer="layout" svg:width="2.92cm" svg:height="1.015cm" svg:x="14.608cm" svg:y="20.293cm" svg:viewBox="0 0 2921 1016" svg:d="M0 0c826 288 1978 689 2921 1016">
          <text:p/>
        </draw:path>
        <draw:polygon draw:style-name="gr31" draw:text-style-name="P1" draw:layer="layout" svg:width="0.306cm" svg:height="0.383cm" draw:transform="rotate (0.746477321077975) translate (17.2703059656947cm 21.2869513061955cm)" svg:viewBox="0 0 307 384" draw:points="270,0 307,384 0,150">
          <text:p/>
        </draw:polygon>
        <draw:frame draw:style-name="gr29" draw:text-style-name="P11" draw:layer="layout" svg:width="2.204cm" svg:height="0.86cm" svg:x="12.531cm" svg:y="23.116cm">
          <draw:text-box>
            <text:p text:style-name="P7"><text:span text:style-name="T1"><text:s/></text:span><text:span text:style-name="T1">11</text:span><text:span text:style-name="T1">.8</text:span><text:span text:style-name="T1">%</text:span></text:p>
          </draw:text-box>
        </draw:frame>
        <draw:path draw:style-name="gr6" draw:text-style-name="P1" draw:layer="layout" svg:width="2.246cm" svg:height="8.917cm" svg:x="17.769cm" svg:y="22.187cm" svg:viewBox="0 0 2247 8918" svg:d="M550 0c-326 1086-824 3217-363 4958 397 1500 1375 3021 2060 3960">
          <text:p/>
        </draw:path>
        <draw:polygon draw:style-name="gr11" draw:text-style-name="P9" draw:layer="layout" svg:width="0.31cm" svg:height="0.357cm" svg:x="19.913cm" svg:y="31.031cm" svg:viewBox="0 0 311 358" draw:points="199,0 311,358 0,148">
          <text:p/>
        </draw:polygon>
        <draw:polygon draw:style-name="gr6" draw:text-style-name="P1" draw:layer="layout" svg:width="0.31cm" svg:height="0.357cm" svg:x="19.913cm" svg:y="31.031cm" svg:viewBox="0 0 311 358" draw:points="199,0 311,358 0,148">
          <text:p/>
        </draw:polygon>
        <draw:frame draw:style-name="gr40" draw:text-style-name="P11" draw:layer="layout" svg:width="2.204cm" svg:height="1.062cm" svg:x="14.944cm" svg:y="20.266cm">
          <draw:text-box>
            <text:p text:style-name="P7"><text:span text:style-name="T1"><text:s/></text:span><text:span text:style-name="T1">27.2%</text:span></text:p>
          </draw:text-box>
        </draw:frame>
        <draw:path draw:style-name="gr31" draw:text-style-name="P1" draw:layer="layout" svg:width="3.04cm" svg:height="2.24cm" svg:x="19.202cm" svg:y="22.114cm" svg:viewBox="0 0 3041 2241" svg:d="M0 0c473 445 1142 1038 1786 1488 392 273 845 535 1255 753">
          <text:p/>
        </draw:path>
        <draw:polygon draw:style-name="gr11" draw:text-style-name="P9" draw:layer="layout" svg:width="0.384cm" svg:height="0.3cm" svg:x="22.176cm" svg:y="24.22cm" svg:viewBox="0 0 385 301" draw:points="143,0 385,301 0,275">
          <text:p/>
        </draw:polygon>
        <draw:polygon draw:style-name="gr31" draw:text-style-name="P1" draw:layer="layout" svg:width="0.384cm" svg:height="0.3cm" svg:x="22.176cm" svg:y="24.22cm" svg:viewBox="0 0 385 301" draw:points="143,0 385,301 0,275">
          <text:p/>
        </draw:polygon>
        <draw:frame draw:style-name="gr29" draw:text-style-name="P11" draw:layer="layout" svg:width="2.204cm" svg:height="0.86cm" svg:x="16.729cm" svg:y="25.321cm">
          <draw:text-box>
            <text:p text:style-name="P7"><text:span text:style-name="T1"><text:s/></text:span><text:span text:style-name="T1">16.1%</text:span></text:p>
          </draw:text-box>
        </draw:frame>
        <draw:path draw:style-name="gr41" draw:text-style-name="P1" draw:layer="layout" svg:width="3.912cm" svg:height="7.79cm" svg:x="14.481cm" svg:y="1.707cm" svg:viewBox="0 0 3913 7791" svg:d="M0 7791c187-250 381-529 537-801 1505-2615 860-3887 2678-6273 198-260 445-503 698-717">
          <text:p/>
        </draw:path>
        <draw:polygon draw:style-name="gr11" draw:text-style-name="P9" draw:layer="layout" svg:width="0.357cm" svg:height="0.311cm" svg:x="18.329cm" svg:y="1.487cm" svg:viewBox="0 0 358 312" draw:points="0,114 358,0 150,312">
          <text:p/>
        </draw:polygon>
        <draw:polygon draw:style-name="gr33" draw:text-style-name="P1" draw:layer="layout" svg:width="0.357cm" svg:height="0.311cm" svg:x="18.329cm" svg:y="1.487cm" svg:viewBox="0 0 358 312" draw:points="0,114 358,0 150,312">
          <text:p/>
        </draw:polygon>
        <draw:path draw:style-name="gr2" draw:text-style-name="P1" draw:layer="layout" svg:width="5.004cm" svg:height="1.512cm" svg:x="6.555cm" svg:y="14.832cm" svg:viewBox="0 0 5005 1513" svg:d="M5005 756c0-418-1120-756-2503-756-1381 0-2502 338-2502 756 0 417 1121 757 2502 757 1383 0 2503-340 2503-757z">
          <text:p/>
        </draw:path>
        <draw:frame draw:style-name="gr29" draw:text-style-name="P11" draw:layer="layout" svg:width="2.204cm" svg:height="0.86cm" svg:x="19.523cm" svg:y="22.81cm">
          <draw:text-box>
            <text:p text:style-name="P7"><text:span text:style-name="T1"><text:s/></text:span><text:span text:style-name="T1">2</text:span><text:span text:style-name="T1">1</text:span><text:span text:style-name="T1">.</text:span><text:span text:style-name="T1">3</text:span><text:span text:style-name="T1">%</text:span></text:p>
          </draw:text-box>
        </draw:frame>
        <draw:path draw:style-name="gr10" draw:text-style-name="P1" draw:layer="layout" svg:width="1.781cm" svg:height="2.337cm" draw:transform="skewX (-0.343480796792484) rotate (-0.721170046924058) translate (8.7657280364737cm 10.9668771551458cm)" svg:viewBox="0 0 1782 2338" svg:d="M0 0c512 674 1216 1595 1782 2338">
          <text:p/>
        </draw:path>
        <draw:polygon draw:style-name="gr11" draw:text-style-name="P9" draw:layer="layout" svg:width="0.608cm" svg:height="0.529cm" svg:x="8.919cm" svg:y="14.197cm" svg:viewBox="0 0 609 530" draw:points="609,0 535,530 0,525">
          <text:p/>
        </draw:polygon>
        <draw:polygon draw:style-name="gr10" draw:text-style-name="P1" draw:layer="layout" svg:width="0.608cm" svg:height="0.529cm" draw:transform="rotate (-0.526914901177088) translate (9.09349408502943cm 14.0580717109356cm)" svg:viewBox="0 0 609 530" draw:points="609,0 535,530 0,525">
          <text:p/>
        </draw:polygon>
        <draw:frame draw:style-name="gr42" draw:text-style-name="P8" draw:layer="layout" svg:width="3.439cm" svg:height="0.86cm" svg:x="7.242cm" svg:y="15.113cm">
          <draw:text-box>
            <text:p text:style-name="P7"><text:span text:style-name="T3">C</text:span><text:span text:style-name="T3">H</text:span><text:span text:style-name="T3">C</text:span><text:span text:style-name="T3">H</text:span><text:span text:style-name="T3">C</text:span><text:span text:style-name="T3">N</text:span></text:p>
          </draw:text-box>
        </draw:frame>
        <draw:path draw:style-name="gr38" draw:text-style-name="P1" draw:layer="layout" svg:width="4.563cm" svg:height="2.397cm" svg:x="22.031cm" svg:y="29.127cm" svg:viewBox="0 0 4564 2398" svg:d="M4564 0c-718 448-1764 1078-2715 1561-596 302-1275 599-1849 837">
          <text:p/>
        </draw:path>
        <draw:polygon draw:style-name="gr11" draw:text-style-name="P9" draw:layer="layout" svg:width="0.408cm" svg:height="0.4cm" svg:x="21.689cm" svg:y="31.331cm" svg:viewBox="0 0 409 401" draw:points="409,401 0,334 245,0">
          <text:p/>
        </draw:polygon>
        <draw:polygon draw:style-name="gr38" draw:text-style-name="P1" draw:layer="layout" svg:width="0.408cm" svg:height="0.4cm" svg:x="21.689cm" svg:y="31.331cm" svg:viewBox="0 0 409 401" draw:points="409,401 0,334 245,0">
          <text:p/>
        </draw:polygon>
        <draw:frame draw:style-name="gr15" draw:text-style-name="P11" draw:layer="layout" svg:width="2.593cm" svg:height="0.86cm" svg:x="7.623cm" svg:y="12.194cm">
          <draw:text-box>
            <text:p text:style-name="P7"><text:span text:style-name="T1"><text:s/></text:span><text:span text:style-name="T1">100.0</text:span><text:span text:style-name="T1">%</text:span></text:p>
          </draw:text-box>
        </draw:frame>
        <draw:path draw:style-name="gr4" draw:text-style-name="P1" draw:layer="layout" svg:width="3.846cm" svg:height="0.807cm" draw:transform="skewX (0.0914552528045029) rotate (-0.878947811304345) translate (10.4499284334633cm 16.1496817791783cm)" svg:viewBox="0 0 3847 808" svg:d="M0 0c1101 232 2700 567 3847 808">
          <text:p/>
        </draw:path>
        <draw:polygon draw:style-name="gr4" draw:text-style-name="P1" draw:layer="layout" svg:width="0.504cm" svg:height="0.591cm" draw:transform="rotate (-0.253072741539178) translate (12.0682306510332cm 19.0975619827152cm)" svg:viewBox="0 0 505 592" draw:points="447,0 505,509 0,592">
          <text:p/>
        </draw:polygon>
        <draw:frame draw:style-name="gr29" draw:text-style-name="P11" draw:layer="layout" svg:width="2.204cm" svg:height="0.86cm" svg:x="23.46cm" svg:y="29.893cm">
          <draw:text-box>
            <text:p text:style-name="P7"><text:span text:style-name="T1"><text:s/></text:span><text:span text:style-name="T1">4</text:span><text:span text:style-name="T1">4</text:span><text:span text:style-name="T1">.</text:span><text:span text:style-name="T1">4</text:span><text:span text:style-name="T1">%</text:span></text:p>
          </draw:text-box>
        </draw:frame>
        <draw:frame draw:style-name="gr43" draw:text-style-name="P16" draw:layer="layout" svg:width="2.187cm" svg:height="1.016cm" svg:x="10.135cm" svg:y="17.064cm">
          <draw:text-box>
            <text:p text:style-name="P7"><text:span text:style-name="T9"><text:s/></text:span><text:span text:style-name="T12">94.0%</text:span></text:p>
          </draw:text-box>
        </draw:frame>
        <draw:frame draw:style-name="gr29" draw:text-style-name="P16" draw:layer="layout" svg:width="2.204cm" svg:height="0.86cm" svg:x="14.817cm" svg:y="34.009cm">
          <draw:text-box>
            <text:p text:style-name="P7"><text:span text:style-name="T1"><text:s/></text:span><text:span text:style-name="T1">10.2%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1" svg:font-family="Times"/>
    <style:font-face style:name="DejaVu Sans1" svg:font-family="'DejaVu Sans'" style:font-pitch="variable"/>
    <style:font-face style:name="Liberation Serif1" svg:font-family="'Liberation Serif'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8" draw:style="rect" draw:dots1="1" draw:dots1-length="0.317cm" draw:distance="0.31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1.4cm" fo:margin-right="1cm" fo:page-width="29.386cm" fo:page-height="35.66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1-27T12:46:26.459646910</dc:date>
    <meta:editing-duration>PT19M52S</meta:editing-duration>
    <meta:editing-cycles>5</meta:editing-cycles>
    <meta:generator>LibreOffice/6.4.7.2$Linux_X86_64 LibreOffice_project/40$Build-2</meta:generator>
    <meta:document-statistic meta:object-count="138"/>
  </office:meta>
</office:document-meta>
</file>